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3.945cm" fo:margin-left="0cm" fo:margin-right="-0.005cm" table:align="margins" style:shadow="none"/>
    </style:style>
    <style:style style:name="Tabla1.A" style:family="table-column">
      <style:table-column-properties style:column-width="1.429cm" style:rel-column-width="810*"/>
    </style:style>
    <style:style style:name="Tabla1.B" style:family="table-column">
      <style:table-column-properties style:column-width="3.175cm" style:rel-column-width="1800*"/>
    </style:style>
    <style:style style:name="Tabla1.C" style:family="table-column">
      <style:table-column-properties style:column-width="2.831cm" style:rel-column-width="1605*"/>
    </style:style>
    <style:style style:name="Tabla1.D" style:family="table-column">
      <style:table-column-properties style:column-width="3.122cm" style:rel-column-width="1770*"/>
    </style:style>
    <style:style style:name="Tabla1.E" style:family="table-column">
      <style:table-column-properties style:column-width="3.704cm" style:rel-column-width="2100*"/>
    </style:style>
    <style:style style:name="Tabla1.F" style:family="table-column">
      <style:table-column-properties style:column-width="4.604cm" style:rel-column-width="2610*"/>
    </style:style>
    <style:style style:name="Tabla1.G" style:family="table-column">
      <style:table-column-properties style:column-width="2.487cm" style:rel-column-width="1410*"/>
    </style:style>
    <style:style style:name="Tabla1.H" style:family="table-column">
      <style:table-column-properties style:column-width="2.593cm" style:rel-column-width="147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8" style:family="table-cell" style:data-style-name="N0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B8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H8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13pt" officeooo:paragraph-rsid="0014824b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Nimbus Sans L" fo:font-size="13pt" fo:font-weight="bold" officeooo:paragraph-rsid="0014824b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Nimbus Sans L" fo:font-size="12pt" officeooo:paragraph-rsid="0014824b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Nimbus Sans L" fo:font-size="12pt" officeooo:paragraph-rsid="0015417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Nimbus Sans L" fo:font-size="12pt" officeooo:paragraph-rsid="00176172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Nimbus Sans L" fo:font-size="12pt" officeooo:paragraph-rsid="001833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2pt" fo:font-weight="bold" officeooo:paragraph-rsid="0014824b" style:font-size-asian="12pt" style:font-weight-asian="bold" style:font-size-complex="12pt" style:font-weight-complex="bold"/>
    </style:style>
    <style:style style:name="T1" style:family="text">
      <style:text-properties officeooo:rsid="0014824b"/>
    </style:style>
    <style:style style:name="T2" style:family="text">
      <style:text-properties officeooo:rsid="00154175"/>
    </style:style>
    <style:style style:name="T3" style:family="text">
      <style:text-properties officeooo:rsid="00173ce6"/>
    </style:style>
    <style:style style:name="T4" style:family="text">
      <style:text-properties officeooo:rsid="00176172"/>
    </style:style>
    <style:style style:name="T5" style:family="text">
      <style:text-properties officeooo:rsid="00183319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2"><text:span text:style-name="T1">SEM</text:span></text:p>
          </table:table-cell>
          <table:table-cell table:style-name="Tabla1.A1" office:value-type="string">
            <text:p text:style-name="P2"><text:span text:style-name="T1">LUNES</text:span></text:p>
          </table:table-cell>
          <table:table-cell table:style-name="Tabla1.A1" office:value-type="string">
            <text:p text:style-name="P2"><text:span text:style-name="T1">MARTES</text:span></text:p>
          </table:table-cell>
          <table:table-cell table:style-name="Tabla1.A1" office:value-type="string">
            <text:p text:style-name="P2"><text:span text:style-name="T1">MIERCOLES</text:span></text:p>
          </table:table-cell>
          <table:table-cell table:style-name="Tabla1.A1" office:value-type="string">
            <text:p text:style-name="P2"><text:span text:style-name="T1">JUEVES</text:span></text:p>
          </table:table-cell>
          <table:table-cell table:style-name="Tabla1.A1" office:value-type="string">
            <text:p text:style-name="P2"><text:span text:style-name="T1">VIERNES</text:span></text:p>
          </table:table-cell>
          <table:table-cell table:style-name="Tabla1.A1" office:value-type="string">
            <text:p text:style-name="P2"><text:span text:style-name="T1">SABADO</text:span></text:p>
          </table:table-cell>
          <table:table-cell table:style-name="Tabla1.H1" office:value-type="string">
            <text:p text:style-name="P2"><text:span text:style-name="T1">DOMINGO</text:span></text:p>
          </table:table-cell>
        </table:table-row>
        <table:table-row>
          <table:table-cell table:style-name="Tabla1.A2" office:value-type="float" office:value="4">
            <text:p text:style-name="P2"><text:span text:style-name="T1">4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ueba Sistemas</text:span></text:p>
            <text:p text:style-name="P4"><text:span text:style-name="T1"/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lan de Prueba e Iteración Sistemas</text:span></text:p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office:value-type="float" office:value="5">
            <text:p text:style-name="P2"><text:span text:style-name="T1">5</text:span></text:p>
          </table:table-cell>
          <table:table-cell table:style-name="Tabla1.B2" office:value-type="string">
            <text:p text:style-name="P3"/>
            <text:p text:style-name="P3"/>
            <text:p text:style-name="P3"/>
          </table:table-cell>
          <table:table-cell table:style-name="Tabla1.B2" office:value-type="string">
            <text:p text:style-name="P3"/>
            <text:p text:style-name="P3"/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office:value-type="float" office:value="6">
            <text:p text:style-name="P2"><text:span text:style-name="T1">6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7"><text:span text:style-name="T5">Examen 1 Ingeniería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esentación del 40% Sistemas</text:span></text:p>
            <text:p text:style-name="P5"><text:span text:style-name="T2">Proyecto 1 Estadística</text:span></text:p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office:value-type="float" office:value="7">
            <text:p text:style-name="P2"><text:span text:style-name="T1">7</text:span></text:p>
          </table:table-cell>
          <table:table-cell table:style-name="Tabla1.B2" office:value-type="string">
            <text:p text:style-name="P5"><text:span text:style-name="T2">Examen </text:span><text:span text:style-name="T5">1</text:span><text:span text:style-name="T2"> Estadística</text:span></text:p>
          </table:table-cell>
          <table:table-cell table:style-name="Tabla1.B2" office:value-type="string">
            <text:p text:style-name="P3"/>
            <text:p text:style-name="P3"/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ueba Sistemas</text:span></text:p>
          </table:table-cell>
          <table:table-cell table:style-name="Tabla1.B2" office:value-type="string">
            <text:p text:style-name="P4"><text:span text:style-name="T1">Diagramas Sistemas</text:span></text:p>
            <text:p text:style-name="P4"><text:span text:style-name="T1"/></text:p>
            <text:p text:style-name="P4"><text:span text:style-name="T1"/></text:p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office:value-type="float" office:value="8">
            <text:p text:style-name="P2"><text:span text:style-name="T1">8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esentación Site Sistemas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esentación del 50% Sistemas</text:span></text:p>
            <text:p text:style-name="P6"><text:span text:style-name="T4">Margarita</text:span></text:p>
          </table:table-cell>
          <table:table-cell table:style-name="Tabla1.B2" office:value-type="string">
            <text:p text:style-name="P6"><text:span text:style-name="T4">Margarita</text:span></text:p>
          </table:table-cell>
          <table:table-cell table:style-name="Tabla1.H2" office:value-type="string">
            <text:p text:style-name="P6"><text:span text:style-name="T4">Margarita</text:span></text:p>
          </table:table-cell>
        </table:table-row>
        <table:table-row>
          <table:table-cell table:style-name="Tabla1.A2" office:value-type="float" office:value="9">
            <text:p text:style-name="P2"><text:span text:style-name="T1">9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  <text:p text:style-name="P3"/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esentación del 70% Sistemas</text:span></text:p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8" office:value-type="float" office:value="10">
            <text:p text:style-name="P2"><text:span text:style-name="T1">10</text:span></text:p>
          </table:table-cell>
          <table:table-cell table:style-name="Tabla1.B8" office:value-type="string">
            <text:p text:style-name="P8"><text:span text:style-name="T1">InfoElectivas</text:span></text:p>
          </table:table-cell>
          <table:table-cell table:style-name="Tabla1.B8" office:value-type="string">
            <text:p text:style-name="P3"/>
          </table:table-cell>
          <table:table-cell table:style-name="Tabla1.B8" office:value-type="string">
            <text:p text:style-name="P8"><text:span text:style-name="T1">CompuShow</text:span></text:p>
          </table:table-cell>
          <table:table-cell table:style-name="Tabla1.B8" office:value-type="string">
            <text:p text:style-name="P3"/>
          </table:table-cell>
          <table:table-cell table:style-name="Tabla1.B8" office:value-type="string">
            <text:p text:style-name="P4"><text:span text:style-name="T1">Evaluación Iteración Sistemas</text:span></text:p>
            <text:p text:style-name="P8"><text:span text:style-name="T1">CompuRumba</text:span></text:p>
          </table:table-cell>
          <table:table-cell table:style-name="Tabla1.B8" office:value-type="string">
            <text:p text:style-name="P3"/>
          </table:table-cell>
          <table:table-cell table:style-name="Tabla1.H8" office:value-type="string">
            <text:p text:style-name="P3"/>
          </table:table-cell>
        </table:table-row>
        <table:table-row>
          <table:table-cell table:style-name="Tabla1.A2" office:value-type="float" office:value="11">
            <text:p text:style-name="P2"><text:span text:style-name="T1">11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  <text:p text:style-name="P3"/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4"><text:span text:style-name="T1">Prueba Sistemas</text:span></text:p>
            <text:p text:style-name="P4"><text:span text:style-name="T1">Presentación Póster Sistemas</text:span></text:p>
          </table:table-cell>
          <table:table-cell table:style-name="Tabla1.B2" office:value-type="string">
            <text:p text:style-name="P4"><text:span text:style-name="T1">Presentación final de Sistemas</text:span></text:p>
            <text:p text:style-name="P5"><text:span text:style-name="T2">Proyecto 1 Estadística</text:span></text:p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office:value-type="float" office:value="12">
            <text:p text:style-name="P2"><text:span text:style-name="T1">12</text:span></text:p>
          </table:table-cell>
          <table:table-cell table:style-name="Tabla1.B2" office:value-type="string">
            <text:p text:style-name="P5"><text:span text:style-name="T2">Examen </text:span><text:span text:style-name="T5">2</text:span><text:span text:style-name="T2"> Estadística</text:span></text:p>
            <text:p text:style-name="P7"><text:span text:style-name="T5">Examen 2 Ingeniería</text:span></text:p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B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</table:table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IC </meta:initial-creator>
    <meta:creation-date>2013-01-28T11:10:53</meta:creation-date>
    <dc:date>2013-01-28T11:37:56</dc:date>
    <dc:creator>CEIC </dc:creator>
    <meta:editing-duration>PT00H27M04S</meta:editing-duration>
    <meta:editing-cycles>6</meta:editing-cycles>
    <meta:generator>OpenOffice.org/3.2$Unix OpenOffice.org_project/320m19$Build-9505</meta:generator>
    <meta:printed-by>CEIC </meta:printed-by>
    <meta:print-date>2013-01-28T11:37:49</meta:print-date>
    <meta:document-statistic meta:table-count="1" meta:image-count="0" meta:object-count="0" meta:page-count="2" meta:paragraph-count="41" meta:word-count="80" meta:character-count="540"/>
  </office:meta>
</office:document-meta>
</file>